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989cm"/>
    </style:style>
    <style:style style:name="co4" style:family="table-column">
      <style:table-column-properties fo:break-before="auto" style:column-width="10.4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4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ackground-color="#5983b0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4c7dc" fo:border-left="0.74pt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74pt solid #000000" fo:background-color="#b4c7dc" fo:border-left="0.74pt solid #000000" fo:border-right="none" fo:border-top="none"/>
      <style:text-properties style:font-name="Arial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style:font-name="Ari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b4c7dc"/>
      <style:text-properties style:font-name="Arial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/>
      <style:text-properties style:font-name="Arial"/>
    </style:style>
    <style:style style:name="ce12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font-name="Arial"/>
    </style:style>
    <style:style style:name="ce15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Liberation Sans"/>
    </style:style>
    <style:style style:name="ce16" style:family="table-cell" style:parent-style-name="Default">
      <style:table-cell-properties fo:wrap-option="wrap"/>
      <style:text-properties style:font-name="Liberation Sans"/>
    </style:style>
    <style:style style:name="ce17" style:family="table-cell" style:parent-style-name="Default">
      <style:table-cell-properties fo:background-color="#b4c7dc"/>
      <style:text-properties style:font-name="Liberation Sans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fo:border-bottom="0.74pt solid #000000" fo:background-color="#b4c7dc" fo:border-left="none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22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ackground-color="#b4c7dc" fo:wrap-option="wrap" fo:border-left="none" fo:border-right="none" fo:border-top="none"/>
      <style:text-properties style:font-name="Liberation Sans"/>
    </style:style>
    <style:style style:name="ce55" style:family="table-cell" style:parent-style-name="Default">
      <style:table-cell-properties fo:background-color="#b4c7dc" fo:wrap-option="wrap"/>
      <style:text-properties style:font-name="Liberation Sans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4c7dc"/>
      <style:text-properties fo:color="#127622" style:font-name="Arial"/>
    </style:style>
    <style:style style:name="ce25" style:family="table-cell" style:parent-style-name="Default">
      <style:text-properties fo:color="#127622" style:font-name="Arial"/>
    </style:style>
    <style:style style:name="ce26" style:family="table-cell" style:parent-style-name="Default">
      <style:table-cell-properties fo:border-bottom="0.74pt solid #000000" fo:background-color="#b4c7dc" fo:border-left="none" fo:border-right="none" fo:border-top="none"/>
      <style:text-properties fo:color="#127622" style:font-name="Arial"/>
    </style:style>
    <style:style style:name="ce11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Arial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style:font-name="Arial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4c7dc" fo:border-left="none" fo:border-right="0.74pt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31" style:family="table-cell" style:parent-style-name="Default">
      <style:table-cell-properties fo:border-bottom="0.74pt solid #000000" fo:background-color="#b4c7dc" fo:border-left="none" fo:border-right="0.74pt solid #000000" fo:border-top="none"/>
      <style:text-properties style:font-name="Ari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001 : Création d’un membre</text:p>
            <text:p>Exigence liée : EX-001</text:p>
            <text:p>Description : Le test permet de créer un nouveau membre</text:p>
            <text:p>Prérequis : Avoir télécharger le logiciel de Paheko, avoir accès aux identifiants tests (voir JDD.md)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10" office:value-type="string" calcext:value-type="string">
            <text:p>La page d’accueil s’affiche correctement</text:p>
          </table:table-cell>
          <table:table-cell table:style-name="ce24" office:value-type="string" calcext:value-type="string">
            <text:p>OK</text:p>
          </table:table-cell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liquer sur « ajouter » de la catégorie « membres »</text:p>
          </table:table-cell>
          <table:table-cell office:value-type="string" calcext:value-type="string">
            <text:p>La page « ajouter un membre » s’affiche correctement</text:p>
          </table:table-cell>
          <table:table-cell table:style-name="ce25" office:value-type="string" calcext:value-type="string">
            <text:p>OK</text:p>
          </table:table-cell>
          <table:table-cell table:style-name="ce30"/>
          <table:table-cell table:number-columns-repeated="16378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Remplir les champs et cliquer sur le bouton </text:p>
            <text:p>« Créer ce membre »</text:p>
          </table:table-cell>
          <table:table-cell table:style-name="ce20" office:value-type="string" calcext:value-type="string">
            <text:p>La page du membre s’affiche correctement et les champs sont remplis avec les bonnes informations</text:p>
          </table:table-cell>
          <table:table-cell table:style-name="ce26" office:value-type="string" calcext:value-type="string">
            <text:p>OK</text:p>
          </table:table-cell>
          <table:table-cell table:style-name="ce31"/>
          <table:table-cell table:number-columns-repeated="16378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002 : Modifier un membre</text:p>
            <text:p>Exigence liée : EX-001</text:p>
            <text:p>Description : Le test permet de modifier les informations d’un membre</text:p>
            <text:p>Prérequis : Avoir télécharger le logiciel de Paheko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ccéder au logiciel</text:p>
          </table:table-cell>
          <table:table-cell table:style-name="ce10" table:number-columns-repeated="2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ccéder à la liste des membres</text:p>
          </table:table-cell>
          <table:table-cell table:number-columns-repeated="2"/>
          <table:table-cell table:style-name="ce30"/>
          <table:table-cell table:number-columns-repeated="1637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quer sur « modifier »</text:p>
          </table:table-cell>
          <table:table-cell table:style-name="ce10" table:number-columns-repeated="2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Changer son numéro de téléphone et enregistrer</text:p>
          </table:table-cell>
          <table:table-cell table:style-name="ce21" table:number-columns-repeated="2"/>
          <table:table-cell table:style-name="ce32"/>
          <table:table-cell table:number-columns-repeated="16378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Responsive</text:p>
            <text:p>Exigence liée : EX-#</text:p>
            <text:p>Description : La page reste-t’elle accessible et lisible si le navigateur subit des modifications de fenêtre</text:p>
            <text:p>Prérequis : Avoir accès au logiciel Paheko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22" office:value-type="string" calcext:value-type="string">
            <text:p>La page d’accueil s’affiche correctement</text:p>
          </table:table-cell>
          <table:table-cell table:style-name="ce10"/>
          <table:table-cell table:style-name="ce29"/>
          <table:table-cell table:number-columns-repeated="16378"/>
        </table:table-row>
        <table:table-row table:style-name="ro4"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Réduire la fenêtre du navigateur jusqu’à que les icônes du menu </text:p>
            <text:p>Se superposent</text:p>
          </table:table-cell>
          <table:table-cell table:style-name="ce18" office:value-type="string" calcext:value-type="string">
            <text:p>L’affichage est correcte</text:p>
          </table:table-cell>
          <table:table-cell/>
          <table:table-cell table:style-name="ce30"/>
          <table:table-cell table:number-columns-repeated="16378"/>
        </table:table-row>
        <table:table-row table:style-name="ro5">
          <table:table-cell/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Accéder à une rubrique du menu</text:p>
          </table:table-cell>
          <table:table-cell table:style-name="ce54" office:value-type="string" calcext:value-type="string">
            <text:p>La page s’affiche correctement, les images ne sont </text:p>
            <text:p>Pas tronquées</text:p>
          </table:table-cell>
          <table:table-cell table:style-name="ce11"/>
          <table:table-cell table:style-name="ce31"/>
          <table:table-cell table:style-name="Default" table:number-columns-repeated="2"/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DarkMode</text:p>
            <text:p>Exigence liée : EX-#</text:p>
            <text:p>Description : Le site reste lisible en passant en mode DarkMode</text:p>
            <text:p>Prérequis : Avoir accès au logiciel Paheko</text:p>
          </table:table-cell>
          <table:covered-table-cell table:number-columns-repeated="3" table:style-name="ce8"/>
          <table:covered-table-cell table:style-name="ce27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22" office:value-type="string" calcext:value-type="string">
            <text:p>La page d’accueil s’affiche correctement</text:p>
          </table:table-cell>
          <table:table-cell table:style-name="ce10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Cliquer sur « Mes infos personnelles »</text:p>
          </table:table-cell>
          <table:table-cell table:style-name="ce18" office:value-type="string" calcext:value-type="string">
            <text:p>L’affichage est correcte</text:p>
          </table:table-cell>
          <table:table-cell/>
          <table:table-cell table:style-name="ce30"/>
          <table:table-cell table:style-name="Default"/>
          <table:table-cell table:number-columns-repeated="16377"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liquer sur « Préférences »</text:p>
          </table:table-cell>
          <table:table-cell table:style-name="ce55" office:value-type="string" calcext:value-type="string">
            <text:p>La page s’affiche correctement, les images ne sont </text:p>
            <text:p>pas tronquées</text:p>
          </table:table-cell>
          <table:table-cell table:style-name="ce10"/>
          <table:table-cell table:style-name="ce29"/>
          <table:table-cell table:number-columns-repeated="16378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Changer le thème sur « thème sombre »</text:p>
          </table:table-cell>
          <table:table-cell table:style-name="ce23" office:value-type="string" calcext:value-type="string">
            <text:p>La page s'affiche correctement. Il n'y a pas d'élément qui ne seraient</text:p>
            <text:p>Plus visibles</text:p>
          </table:table-cell>
          <table:table-cell/>
          <table:table-cell table:style-name="ce30"/>
          <table:table-cell table:number-columns-repeated="16378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Changer de rubrique dans le menu</text:p>
          </table:table-cell>
          <table:table-cell table:style-name="ce54" office:value-type="string" calcext:value-type="string">
            <text:p>Le darkmode reste activé et les éléments s’affichent </text:p>
            <text:p>Correctement</text:p>
          </table:table-cell>
          <table:table-cell table:style-name="ce11"/>
          <table:table-cell table:style-name="ce31"/>
          <table:table-cell table:number-columns-repeated="16378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Test d’API</text:p>
            <text:p>Exigence liée : EX-#</text:p>
            <text:p>Description : </text:p>
            <text:p>Prérequis : </text:p>
          </table:table-cell>
          <table:covered-table-cell table:number-columns-repeated="3" table:style-name="ce8"/>
          <table:covered-table-cell table:style-name="ce27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10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18"/>
          <table:table-cell/>
          <table:table-cell table:style-name="ce30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table:number-columns-repeated="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23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5"/>
          <table:table-cell table:style-name="ce11"/>
          <table:table-cell table:style-name="ce31"/>
          <table:table-cell table:number-columns-repeated="16378"/>
        </table:table-row>
        <table:table-row table:style-name="ro1">
          <table:table-cell/>
          <table:table-cell table:style-name="Default"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Tests exploratoires</text:p>
            <text:p>Exigence liée : EX-#</text:p>
            <text:p>Description : </text:p>
            <text:p>Prérequis : 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18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table:number-columns-repeated="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23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5"/>
          <table:table-cell table:style-name="ce11"/>
          <table:table-cell table:style-name="ce31"/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4:41:14.9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9:58:17.249000000</meta:creation-date>
    <dc:date>2024-09-05T20:44:51.603000000</dc:date>
    <meta:editing-duration>PT6H6M9S</meta:editing-duration>
    <meta:editing-cycles>5</meta:editing-cycles>
    <meta:generator>LibreOffice/24.8.0.3$Windows_X86_64 LibreOffice_project/0bdf1299c94fe897b119f97f3c613e9dca6be583</meta:generator>
    <meta:document-statistic meta:table-count="1" meta:cell-count="90" meta:object-count="0"/>
  </office:meta>
</office:document-meta>
</file>